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FDPOG+ArialMT" svg:font-family="AFDPOG+ArialMT" style:font-family-generic="roman"/>
    <style:font-face style:name="AFEAJE+Arial-BoldMT" svg:font-family="AFEAJE+Arial-BoldMT" style:font-family-generic="roman"/>
    <style:font-face style:name="AFEALF+TimesNewRomanPSMT" svg:font-family="AFEALF+TimesNewRomanPSMT" style:font-family-generic="roman"/>
    <style:font-face style:name="AFEAMH+TimesNewRomanPS-ItalicMT" svg:font-family="AFEAMH+TimesNewRomanPS-ItalicMT" style:font-family-generic="roman"/>
    <style:font-face style:name="AFEAOI+TimesNewRomanPS-BoldItalicMT" svg:font-family="AFEAOI+TimesNewRomanPS-BoldItalicMT" style:font-family-generic="roman"/>
    <style:font-face style:name="AFEAPK+TimesNewRomanPS-BoldMT" svg:font-family="AFEAPK+TimesNewRomanPS-BoldMT" style:font-family-generic="roman"/>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Times"/>
    </style:style>
    <style:style style:name="P3" style:family="paragraph" style:parent-style-name="Standard">
      <style:paragraph-properties fo:text-align="start" style:justify-single-word="false"/>
      <style:text-properties style:font-name="Times"/>
    </style:style>
    <style:style style:name="T1" style:family="text">
      <style:text-properties fo:color="#000000" style:font-name="AFEAJE+Arial-BoldMT" fo:font-size="16pt" style:font-size-asian="16pt"/>
    </style:style>
    <style:style style:name="T2" style:family="text">
      <style:text-properties fo:color="#000000" style:font-name="AFDPOG+ArialMT" fo:font-size="10pt" style:font-size-asian="10pt"/>
    </style:style>
    <style:style style:name="T3" style:family="text">
      <style:text-properties fo:color="#000000" style:font-name="AFEAMH+TimesNewRomanPS-ItalicMT" fo:font-size="12pt" style:font-size-asian="12pt"/>
    </style:style>
    <style:style style:name="T4" style:family="text">
      <style:text-properties fo:color="#000000" style:font-name="AFEAOI+TimesNewRomanPS-BoldItalicMT" fo:font-size="12pt" style:font-size-asian="12pt"/>
    </style:style>
    <style:style style:name="T5" style:family="text">
      <style:text-properties fo:color="#000000" style:font-name="AFEAPK+TimesNewRomanPS-BoldMT" fo:font-size="12pt" style:font-size-asian="12pt"/>
    </style:style>
    <style:style style:name="T6" style:family="text">
      <style:text-properties fo:color="#000000" style:font-name="AFEALF+TimesNewRomanPSMT" fo:font-size="12pt" style:font-size-asian="12pt"/>
    </style:style>
    <style:style style:name="T7" style:family="text">
      <style:text-properties fo:color="#000000" style:font-name="AFEALF+TimesNewRomanPSMT" fo:font-size="8pt" style:font-size-asian="8pt"/>
    </style:style>
    <style:style style:name="T8" style:family="text">
      <style:text-properties fo:color="#000000" fo:font-size="10pt" style:font-size-asian="10pt"/>
    </style:style>
    <style:style style:name="T9" style:family="text">
      <style:text-properties fo:color="#000000" fo:font-size="12pt" style:font-size-asian="12pt"/>
    </style:style>
    <style:style style:name="T10" style:family="text">
      <style:text-properties fo:color="#000000" fo:font-size="8pt" style:font-size-asian="8pt"/>
    </style:style>
    <style:style style:name="T11" style:family="text">
      <style:text-properties fo:color="#1733ff" style:font-name="AFEALF+TimesNewRomanPSMT" fo:font-size="12pt" style:font-size-asian="12pt"/>
    </style:style>
    <style:style style:name="T12" style:family="text">
      <style:text-properties fo:color="#1733ff" fo:font-size="12pt"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our-choice Probability</text:span></text:p>
      <text:p text:style-name="P3"><text:span text:style-name="T8">MATLAB concepts covered:</text:span></text:p>
      <text:p text:style-name="P3"><text:span text:style-name="T8">1. 'randi'</text:span></text:p>
      <text:p text:style-name="P3"><text:span text:style-name="T8">2. simulations for answering questions of probability</text:span></text:p>
      <text:p text:style-name="P3"><text:span text:style-name="T8">3. 'for' loops</text:span></text:p>
      <text:p text:style-name="P3"><text:span text:style-name="T8">4. 'hist' for counting</text:span></text:p>
      <text:p text:style-name="P3"><text:span text:style-name="T9">See Matlab code in ProbHist.m for a solution.</text:span></text:p>
      <text:p text:style-name="P3"><text:span text:style-name="T9">Step 1: Write a function for our "random number" game:</text:span></text:p>
      <text:p text:style-name="P3"><text:span text:style-name="T9">Have N people pick a number from 1 to R, inclusive. What is the probability, p, of K or more choices of any single number? Your function should take inputs R, N, K and a 4</text:span><text:span text:style-name="T10">th </text:span><text:span text:style-name="T9">variable, nSims (# of simulations to run) and return the probability, p.</text:span></text:p>
      <text:p text:style-name="P3"><text:span text:style-name="T12">p = MyFunction(R, N, K, nSims);</text:span></text:p>
      <text:p text:style-name="P3"><text:span text:style-name="T9">This example is from actual class data taken on 19 May 2014. The instructions were to pick at random a number from 1 to 4. Here is the actual data from 30 respondents:</text:span></text:p>
      <text:p text:style-name="P3"><text:span text:style-name="T9">2 people chose number 1</text:span></text:p>
      <text:p text:style-name="P3"><text:span text:style-name="T9">6 people chose number 2</text:span></text:p>
      <text:p text:style-name="P3"><text:span text:style-name="T9">18 people chose number 3</text:span></text:p>
      <text:p text:style-name="P3"><text:span text:style-name="T9">4 people chose number 4</text:span></text:p>
      <text:p text:style-name="P3"><text:span text:style-name="T9">Is this distribution random?</text:span></text:p>
      <text:p text:style-name="P3"><text:span text:style-name="T9">HINT: The hardest part of this exercise is defining what class of outcomes you would consider "weird." You need to have a precise definition so that you can count how often they occur when you generate a bunch of simulations under the null hypothesis (H0). By the way, what is your null hypothesis? Start out by discussing—in words—in small groups the definition of H0 and the precise definition of the type of event you would consider to violate H0. RESIST THE TEMPTATION TO START CODING RIGHT AWAY.</text:span></text:p>
      <text:p text:style-name="P3"><text:span text:style-name="T9">For MATLAB show-offs, this can be done in a single line of code. What are the advantages and disadvantages of doing it this way?</text:span></text:p>
      <text:p text:style-name="P3"><text:span text:style-name="T9">Revisions:</text:span></text:p>
      <text:p text:style-name="P3"><text:span text:style-name="T9">Originally part of Rattus binomialis, created by RTB</text:span></text:p>
      <text:p text:style-name="P3"><text:span text:style-name="T9">RTB separated this out as a separate module, 20 May 2014</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FDPOG+ArialMT" svg:font-family="AFDPOG+ArialMT" style:font-family-generic="roman"/>
    <style:font-face style:name="AFEAJE+Arial-BoldMT" svg:font-family="AFEAJE+Arial-BoldMT" style:font-family-generic="roman"/>
    <style:font-face style:name="AFEALF+TimesNewRomanPSMT" svg:font-family="AFEALF+TimesNewRomanPSMT" style:font-family-generic="roman"/>
    <style:font-face style:name="AFEAMH+TimesNewRomanPS-ItalicMT" svg:font-family="AFEAMH+TimesNewRomanPS-ItalicMT" style:font-family-generic="roman"/>
    <style:font-face style:name="AFEAOI+TimesNewRomanPS-BoldItalicMT" svg:font-family="AFEAOI+TimesNewRomanPS-BoldItalicMT" style:font-family-generic="roman"/>
    <style:font-face style:name="AFEAPK+TimesNewRomanPS-BoldMT" svg:font-family="AFEAPK+TimesNewRomanPS-BoldMT" style:font-family-generic="roman"/>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1T11:38:14.490771692</meta:creation-date>
    <dc:date>2014-07-31T11:39:55.059312893</dc:date>
    <meta:editing-duration>P0D</meta:editing-duration>
    <meta:editing-cycles>1</meta:editing-cycles>
    <meta:document-statistic meta:table-count="0" meta:image-count="0" meta:object-count="0" meta:page-count="1" meta:paragraph-count="21" meta:word-count="283" meta:character-count="1556" meta:non-whitespace-character-count="1296"/>
    <meta:generator>LibreOffice/4.2.4.2$Linux_X86_64 LibreOffice_project/420m0$Build-2</meta:generator>
  </office:meta>
</office:document-meta>
</file>